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Corbel" svg:font-family="Corbel" style:font-family-generic="swiss" style:font-pitch="variable"/>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automatic-styles>
    <style:style style:name="P1" style:family="paragraph" style:parent-style-name="Standard">
      <style:text-properties style:font-name="Corbel" officeooo:rsid="001ccf4f" officeooo:paragraph-rsid="001ccf4f"/>
    </style:style>
    <style:style style:name="P2" style:family="paragraph" style:parent-style-name="Standard">
      <style:text-properties style:font-name="Corbel" officeooo:rsid="001ccf4f" officeooo:paragraph-rsid="001d19fa"/>
    </style:style>
    <style:style style:name="P3" style:family="paragraph" style:parent-style-name="Standard">
      <style:text-properties style:font-name="Corbel" officeooo:rsid="001ccf4f" officeooo:paragraph-rsid="001d8fc9"/>
    </style:style>
    <style:style style:name="P4" style:family="paragraph" style:parent-style-name="Standard">
      <style:text-properties style:font-name="Corbel" officeooo:rsid="001ccf4f" officeooo:paragraph-rsid="0020a6a4"/>
    </style:style>
    <style:style style:name="P5" style:family="paragraph" style:parent-style-name="Standard">
      <style:text-properties style:font-name="Corbel" officeooo:rsid="001d19fa" officeooo:paragraph-rsid="001d19fa"/>
    </style:style>
    <style:style style:name="P6" style:family="paragraph" style:parent-style-name="Standard">
      <style:text-properties style:font-name="Corbel" officeooo:rsid="001d19fa" officeooo:paragraph-rsid="001ef17e"/>
    </style:style>
    <style:style style:name="P7" style:family="paragraph" style:parent-style-name="Standard">
      <style:text-properties style:font-name="Corbel" officeooo:rsid="001d19fa" officeooo:paragraph-rsid="0020a6a4"/>
    </style:style>
    <style:style style:name="P8" style:family="paragraph" style:parent-style-name="Standard">
      <style:text-properties style:font-name="Corbel" officeooo:rsid="001ef17e" officeooo:paragraph-rsid="001d19fa"/>
    </style:style>
    <style:style style:name="P9" style:family="paragraph" style:parent-style-name="Standard">
      <style:text-properties style:font-name="Corbel" officeooo:rsid="001ef17e" officeooo:paragraph-rsid="001ef17e"/>
    </style:style>
    <style:style style:name="P10" style:family="paragraph" style:parent-style-name="Standard">
      <style:text-properties style:font-name="Corbel" officeooo:rsid="001ef17e" officeooo:paragraph-rsid="0020a6a4"/>
    </style:style>
    <style:style style:name="P11" style:family="paragraph" style:parent-style-name="Standard">
      <style:text-properties style:font-name="Corbel" officeooo:rsid="00211cb2" officeooo:paragraph-rsid="00211cb2"/>
    </style:style>
    <style:style style:name="P12" style:family="paragraph" style:parent-style-name="Standard">
      <style:text-properties style:font-name="Corbel" officeooo:rsid="0022a6b9" officeooo:paragraph-rsid="0022a6b9"/>
    </style:style>
    <style:style style:name="P13" style:family="paragraph" style:parent-style-name="Standard">
      <style:text-properties style:font-name="Corbel" officeooo:rsid="0022a6b9" officeooo:paragraph-rsid="00239993"/>
    </style:style>
    <style:style style:name="P14" style:family="paragraph" style:parent-style-name="Standard">
      <style:text-properties style:font-name="Corbel" officeooo:rsid="00239993" officeooo:paragraph-rsid="00239993"/>
    </style:style>
    <style:style style:name="P15" style:family="paragraph" style:parent-style-name="Standard">
      <style:text-properties style:font-name="Corbel" officeooo:rsid="002459a5" officeooo:paragraph-rsid="002459a5"/>
    </style:style>
    <style:style style:name="P16" style:family="paragraph" style:parent-style-name="Standard">
      <style:text-properties style:font-name="Corbel" officeooo:rsid="002589d9" officeooo:paragraph-rsid="002589d9"/>
    </style:style>
    <style:style style:name="P17" style:family="paragraph" style:parent-style-name="Standard">
      <style:text-properties style:font-name="Corbel" officeooo:rsid="002589d9" officeooo:paragraph-rsid="00259cb7"/>
    </style:style>
    <style:style style:name="P18" style:family="paragraph" style:parent-style-name="Standard">
      <style:text-properties style:font-name="Corbel" officeooo:rsid="00259cb7" officeooo:paragraph-rsid="00259cb7"/>
    </style:style>
    <style:style style:name="P19" style:family="paragraph" style:parent-style-name="Standard">
      <style:text-properties style:font-name="Corbel" officeooo:rsid="00260444" officeooo:paragraph-rsid="00260444"/>
    </style:style>
    <style:style style:name="P20" style:family="paragraph" style:parent-style-name="Standard">
      <style:text-properties style:font-name="Corbel" officeooo:rsid="002662df" officeooo:paragraph-rsid="002662df"/>
    </style:style>
    <style:style style:name="P21" style:family="paragraph" style:parent-style-name="Standard">
      <style:text-properties style:font-name="Corbel" officeooo:rsid="00283592" officeooo:paragraph-rsid="00283592"/>
    </style:style>
    <style:style style:name="P22" style:family="paragraph" style:parent-style-name="Standard">
      <style:text-properties style:font-name="Corbel" officeooo:rsid="002c40d5" officeooo:paragraph-rsid="002c40d5"/>
    </style:style>
    <style:style style:name="P23" style:family="paragraph" style:parent-style-name="Standard">
      <style:text-properties style:font-name="Corbel" officeooo:rsid="002f214a" officeooo:paragraph-rsid="002f214a"/>
    </style:style>
    <style:style style:name="P24" style:family="paragraph" style:parent-style-name="Standard">
      <style:text-properties style:font-name="Corbel" officeooo:rsid="003412cc" officeooo:paragraph-rsid="003412cc"/>
    </style:style>
    <style:style style:name="P25" style:family="paragraph" style:parent-style-name="Standard">
      <style:paragraph-properties style:writing-mode="lr-tb"/>
      <style:text-properties style:font-name="Corbel" officeooo:rsid="003412cc" officeooo:paragraph-rsid="003412cc"/>
    </style:style>
    <style:style style:name="P26" style:family="paragraph" style:parent-style-name="Standard">
      <style:text-properties style:font-name="Corbel" officeooo:rsid="00358db1" officeooo:paragraph-rsid="00358db1"/>
    </style:style>
    <style:style style:name="P27" style:family="paragraph" style:parent-style-name="Standard">
      <style:text-properties style:font-name="Corbel" officeooo:rsid="0037de64" officeooo:paragraph-rsid="0037de64"/>
    </style:style>
    <style:style style:name="P28" style:family="paragraph" style:parent-style-name="Standard">
      <style:text-properties style:font-name="Corbel" officeooo:rsid="003a69dc" officeooo:paragraph-rsid="003a69dc"/>
    </style:style>
    <style:style style:name="T1" style:family="text">
      <style:text-properties officeooo:rsid="001d19fa"/>
    </style:style>
    <style:style style:name="T2" style:family="text">
      <style:text-properties officeooo:rsid="001d8fc9"/>
    </style:style>
    <style:style style:name="T3" style:family="text">
      <style:text-properties officeooo:rsid="001ef17e"/>
    </style:style>
    <style:style style:name="T4" style:family="text">
      <style:text-properties fo:font-weight="bold" style:font-weight-asian="bold" style:font-weight-complex="bold"/>
    </style:style>
    <style:style style:name="T5" style:family="text">
      <style:text-properties fo:font-weight="bold" officeooo:rsid="001ef17e" style:font-weight-asian="bold" style:font-weight-complex="bold"/>
    </style:style>
    <style:style style:name="T6" style:family="text">
      <style:text-properties fo:font-weight="bold" officeooo:rsid="001d19fa" style:font-weight-asian="bold" style:font-weight-complex="bold"/>
    </style:style>
    <style:style style:name="T7" style:family="text">
      <style:text-properties fo:font-weight="bold" officeooo:rsid="001d8fc9" style:font-weight-asian="bold" style:font-weight-complex="bold"/>
    </style:style>
    <style:style style:name="T8" style:family="text">
      <style:text-properties fo:font-weight="bold" officeooo:rsid="0020a6a4" style:font-weight-asian="bold" style:font-weight-complex="bold"/>
    </style:style>
    <style:style style:name="T9" style:family="text">
      <style:text-properties fo:font-weight="bold" officeooo:rsid="002589d9" style:font-weight-asian="bold" style:font-weight-complex="bold"/>
    </style:style>
    <style:style style:name="T10" style:family="text">
      <style:text-properties fo:font-weight="bold" officeooo:rsid="00239993" style:font-weight-asian="bold" style:font-weight-complex="bold"/>
    </style:style>
    <style:style style:name="T11" style:family="text">
      <style:text-properties fo:font-weight="bold" officeooo:rsid="00259cb7" style:font-weight-asian="bold" style:font-weight-complex="bold"/>
    </style:style>
    <style:style style:name="T12" style:family="text">
      <style:text-properties fo:font-weight="bold" officeooo:rsid="002b2993" style:font-weight-asian="bold" style:font-weight-complex="bold"/>
    </style:style>
    <style:style style:name="T13" style:family="text">
      <style:text-properties fo:font-weight="bold" officeooo:rsid="002d4bb1" style:font-weight-asian="bold" style:font-weight-complex="bold"/>
    </style:style>
    <style:style style:name="T14" style:family="text">
      <style:text-properties officeooo:rsid="0020a6a4"/>
    </style:style>
    <style:style style:name="T15" style:family="text">
      <style:text-properties officeooo:rsid="00211cb2"/>
    </style:style>
    <style:style style:name="T16" style:family="text">
      <style:text-properties officeooo:rsid="00239993"/>
    </style:style>
    <style:style style:name="T17" style:family="text">
      <style:text-properties officeooo:rsid="00259cb7"/>
    </style:style>
    <style:style style:name="T18" style:family="text">
      <style:text-properties officeooo:rsid="00283592"/>
    </style:style>
    <style:style style:name="T19" style:family="text">
      <style:text-properties officeooo:rsid="002d4bb1"/>
    </style:style>
    <style:style style:name="T20" style:family="text">
      <style:text-properties officeooo:rsid="002f214a"/>
    </style:style>
    <style:style style:name="T21" style:family="text">
      <style:text-properties officeooo:rsid="0031112e"/>
    </style:style>
    <style:style style:name="T22" style:family="text">
      <style:text-properties officeooo:rsid="00314a27"/>
    </style:style>
    <style:style style:name="T23" style:family="text">
      <style:text-properties officeooo:rsid="003412cc"/>
    </style:style>
    <style:style style:name="T24" style:family="text">
      <style:text-properties officeooo:rsid="00358db1"/>
    </style:style>
    <style:style style:name="T25" style:family="text">
      <style:text-properties officeooo:rsid="003663eb"/>
    </style:style>
    <style:style style:name="T26" style:family="text">
      <style:text-properties officeooo:rsid="003aaaf1"/>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To create basic html structure:</text:p>
      <text:p text:style-name="P1">type <text:span text:style-name="T4">!</text:span> And <text:span text:style-name="T4">tab</text:span></text:p>
      <text:p text:style-name="P1"/>
      <text:p text:style-name="P5">for content use h1-6 or p<text:line-break/>&lt;<text:span text:style-name="T4">h1</text:span>&gt;CONTENT&lt;<text:span text:style-name="T4">/h1</text:span>&gt;</text:p>
      <text:p text:style-name="P5">&lt;<text:span text:style-name="T4">p</text:span>&gt;CONTENT&lt;<text:span text:style-name="T4">/p</text:span>&gt; </text:p>
      <text:p text:style-name="P5"/>
      <text:p text:style-name="P7"/>
      <text:p text:style-name="P10">line break:<text:line-break/><text:tab/><text:span text:style-name="T4">&lt;br&gt;</text:span></text:p>
      <text:p text:style-name="P10"><text:tab/>horizontal row:<text:line-break/><text:tab/><text:tab/><text:span text:style-name="T4">&lt;hr&gt;</text:span></text:p>
      <text:p text:style-name="P10">for comment:<text:line-break/><text:tab/><text:span text:style-name="T4">&lt;!--</text:span>CONTENT<text:span text:style-name="T4">--&gt;</text:span></text:p>
      <text:p text:style-name="P10"/>
      <text:p text:style-name="P10"/>
      <text:p text:style-name="P5">for images:</text:p>
      <text:p text:style-name="P5"><text:span text:style-name="T4">&lt;img src=”</text:span>RELATIVE/ABSOLUT ADDRESS<text:span text:style-name="T4">” alt=”</text:span>image description<text:span text:style-name="T4">”&gt;</text:span></text:p>
      <text:p text:style-name="P1"/>
      <text:p text:style-name="P1">to make an object unique (attribute)</text:p>
      <text:p text:style-name="P1">&lt;p <text:span text:style-name="T4">class=”</text:span>NAMEOFUNIQUENESS<text:span text:style-name="T4">”&gt;</text:span> CONTENT &lt;/p&gt;</text:p>
      <text:p text:style-name="P5"/>
      <text:p text:style-name="P5">to add a unique indetifier </text:p>
      <text:p text:style-name="P5">&lt;h2 <text:span text:style-name="T4">id</text:span><text:span text:style-name="T5">=</text:span><text:span text:style-name="T4">”</text:span>UNIQUEIDENTEFIER<text:span text:style-name="T4">”&gt;</text:span> CONTENT &lt;/h2&gt;</text:p>
      <text:p text:style-name="P2"/>
      <text:p text:style-name="P1">Hyper link:<text:line-break/><text:span text:style-name="T4">&lt;a href=”</text:span>RELATIVE ADRESS/ABSOLUTE ADRRESS<text:span text:style-name="T4">”&gt; </text:span>TEXT_TO_SHOW<text:span text:style-name="T4"> &lt;/a&gt;</text:span></text:p>
      <text:p text:style-name="P1"><text:tab/>for download <text:span text:style-name="T3">on click</text:span>:<text:line-break/>&lt;a href=”RELATIVE ADRESS/ABSOLUTE ADRRESS” <text:span text:style-name="T4">download</text:span><text:span text:style-name="T12">="</text:span>TEXT_TO_SHOW”&lt;/a&gt;</text:p>
      <text:p text:style-name="P2"><text:tab/>for jump to section <text:span text:style-name="T1">by id mentioning:</text:span></text:p>
      <text:p text:style-name="P2">&lt;<text:span text:style-name="T1">a href =</text:span><text:span text:style-name="T6">”#ID”</text:span><text:span text:style-name="T1">&gt;&lt;CONTENT&lt;/a&gt;</text:span><text:line-break/><text:tab/><text:span text:style-name="T1">for different website </text:span><text:span text:style-name="T2">in the same tab</text:span><text:span text:style-name="T1">:</text:span></text:p>
      <text:p text:style-name="P2">&lt;<text:span text:style-name="T1">a href=”</text:span><text:a xlink:type="simple" xlink:href="https://WEBSITEADDRESS/" text:style-name="Internet_20_link" text:visited-style-name="Visited_20_Internet_20_Link"><text:span text:style-name="T1">https://WEBSITEADDRESS</text:span></text:a><text:span text:style-name="T1">” </text:span><text:span text:style-name="T6">target=_</text:span><text:span text:style-name="T7">self</text:span><text:span text:style-name="T1">&gt;&lt;/a&gt;</text:span></text:p>
      <text:p text:style-name="P3"><text:tab/><text:span text:style-name="T2">to open in a new tab/window:<text:line-break/></text:span>&lt;<text:span text:style-name="T1">a href=”</text:span><text:a xlink:type="simple" xlink:href="https://WEBSITEADDRESS/" text:style-name="Internet_20_link" text:visited-style-name="Visited_20_Internet_20_Link"><text:span text:style-name="T1">https://WEBSITEADDRESS</text:span></text:a><text:span text:style-name="T1">” </text:span><text:span text:style-name="T6">target=_blank</text:span><text:span text:style-name="T1">&gt;CONTENT&lt;/a&gt;</text:span></text:p>
      <text:p text:style-name="P3"><text:tab/><text:span text:style-name="T14">to make hover display description:</text:span></text:p>
      <text:p text:style-name="P4">&lt;<text:span text:style-name="T14">a href=”</text:span><text:a xlink:type="simple" xlink:href="https://WEBSITEADDRESS/" text:style-name="Internet_20_link" text:visited-style-name="Visited_20_Internet_20_Link"><text:span text:style-name="T14">https://WEBSITEADDRESS</text:span></text:a><text:span text:style-name="T14">” target=_self</text:span><text:span text:style-name="T8"> title=”CONTENT”</text:span><text:span text:style-name="T14">&gt;TEXTTOSHOW&lt;/a&gt;</text:span></text:p>
      <text:p text:style-name="P3"><text:tab/><text:span text:style-name="T14">to send email:<text:line-break/>&lt;a href=”</text:span><text:a xlink:type="simple" xlink:href="mailto:EMAIL@EMAIL.EMAIL" text:style-name="Internet_20_link" text:visited-style-name="Visited_20_Internet_20_Link"><text:span text:style-name="T8">mailto:EMAIL@EMAIL.EMAIL</text:span></text:a><text:span text:style-name="T14">” target=_self title=”CONTENT”&gt;TEXTTOSHOW&lt;/a&gt;</text:span></text:p>
      <text:p text:style-name="P8"><text:tab/><text:span text:style-name="T15">to make an image a hyperlink</text:span></text:p>
      <text:p text:style-name="P8">&lt;<text:span text:style-name="T15">a href=”</text:span><text:a xlink:type="simple" xlink:href="https://WEBSITEADDRESS/" text:style-name="Internet_20_link" text:visited-style-name="Visited_20_Internet_20_Link"><text:span text:style-name="T15">https://WEBSITEADDRESS</text:span></text:a><text:span text:style-name="T15">” target =_self ……</text:span></text:p>
      <text:p text:style-name="P8">&lt;<text:span text:style-name="T15">img src=”IMAGEURL”&gt;</text:span></text:p>
      <text:p text:style-name="P8">&lt;/<text:span text:style-name="T15">a&gt;</text:span></text:p>
      <text:p text:style-name="P9"/>
      <text:p text:style-name="P9"/>
      <text:p text:style-name="P9"/>
      <text:p text:style-name="P11"><text:soft-page-break/>add audio</text:p>
      <text:p text:style-name="P11"><text:tab/><text:span text:style-name="T4">&lt;audi</text:span><text:span text:style-name="T9">o</text:span> controls <text:span text:style-name="T4">src=”AUDIOURL”&gt;</text:span></text:p>
      <text:p text:style-name="P11"><text:tab/>a bunch of boolean attributes in addition to that (options) </text:p>
      <text:p text:style-name="P9"/>
      <text:p text:style-name="P12">lists</text:p>
      <text:p text:style-name="P12">unordered list:</text:p>
      <text:p text:style-name="P12"><text:tab/><text:span text:style-name="T4">&lt;ul&gt;</text:span></text:p>
      <text:p text:style-name="P12"><text:tab/><text:tab/><text:span text:style-name="T4">&lt;li&gt;</text:span>LISTCONTENT<text:span text:style-name="T4">&lt;/li&gt;</text:span></text:p>
      <text:p text:style-name="P12"><text:tab/><text:tab/><text:span text:style-name="T4">&lt;li&gt;</text:span>LISTCONTENT<text:span text:style-name="T4">&lt;/li&gt;</text:span></text:p>
      <text:p text:style-name="P12"><text:tab/><text:span text:style-name="T4">&lt;/ul&gt;</text:span></text:p>
      <text:p text:style-name="P12">ordered list:</text:p>
      <text:p text:style-name="P12"><text:tab/> <text:span text:style-name="T4">&lt;ol type=””&gt;</text:span></text:p>
      <text:p text:style-name="P12"><text:tab/><text:tab/>&lt;li&gt;LISTCONTENT&lt;/li&gt;</text:p>
      <text:p text:style-name="P12"><text:tab/><text:tab/>&lt;li&gt;LISTCONTENT&lt;/li&gt;</text:p>
      <text:p text:style-name="P12"><text:tab/><text:span text:style-name="T4">&lt;/ol&gt;</text:span></text:p>
      <text:p text:style-name="P12">Description list:</text:p>
      <text:p text:style-name="P12"><text:tab/><text:span text:style-name="T4">&lt;dl&gt;</text:span></text:p>
      <text:p text:style-name="P12"><text:tab/><text:tab/><text:span text:style-name="T4">&lt;dt&gt;</text:span>DESCRIPTIONTERM<text:span text:style-name="T4">&lt;/dt&gt;</text:span></text:p>
      <text:p text:style-name="P12"><text:tab/><text:tab/><text:span text:style-name="T4">&lt;dd&gt;</text:span>DESCRIPTION<text:span text:style-name="T4">&lt;/dd&gt;</text:span></text:p>
      <text:p text:style-name="P9"/>
      <text:p text:style-name="P9"/>
      <text:p text:style-name="P12">Table:</text:p>
      <text:p text:style-name="P14">for more attributes, look for table attributes</text:p>
      <text:p text:style-name="P12"><text:tab/><text:span text:style-name="T4">&lt;table </text:span><text:span text:style-name="T10">bgcolor=””</text:span><text:span text:style-name="T4">&gt;</text:span></text:p>
      <text:p text:style-name="P12">table row<text:tab/><text:span text:style-name="T4">&lt;tr </text:span><text:span text:style-name="T10">bgcolor=””</text:span><text:span text:style-name="T4">&gt;</text:span></text:p>
      <text:p text:style-name="P12">table header<text:tab/><text:tab/><text:span text:style-name="T4">&lt;th&gt;</text:span>CONTENT<text:span text:style-name="T4">&lt;/th&gt; <text:s/></text:span></text:p>
      <text:p text:style-name="P13"><text:tab/><text:tab/><text:tab/><text:span text:style-name="T4">&lt;th&gt;</text:span>CONTENT<text:span text:style-name="T4">&lt;/th&gt; <text:s/></text:span></text:p>
      <text:p text:style-name="P13"><text:tab/><text:tab/><text:tab/><text:span text:style-name="T4">&lt;th&gt;</text:span>CONTENT<text:span text:style-name="T4">&lt;/th&gt; <text:s/></text:span></text:p>
      <text:p text:style-name="P12"><text:tab/><text:tab/><text:span text:style-name="T4">&lt;/tr&gt;</text:span></text:p>
      <text:p text:style-name="P13">table row<text:tab/><text:span text:style-name="T4">&lt;tr </text:span><text:span text:style-name="T10">bgcolor”” align=””</text:span><text:span text:style-name="T4">&gt;</text:span></text:p>
      <text:p text:style-name="P13">table <text:span text:style-name="T16">data</text:span><text:tab/><text:tab/><text:span text:style-name="T4">&lt;</text:span><text:span text:style-name="T10">td</text:span><text:span text:style-name="T4">&gt;</text:span>CONTENT<text:span text:style-name="T4">&lt;/t</text:span><text:span text:style-name="T10">d</text:span><text:span text:style-name="T4">&gt; <text:s/></text:span></text:p>
      <text:p text:style-name="P13"><text:tab/><text:tab/><text:tab/><text:span text:style-name="T4">&lt;t</text:span><text:span text:style-name="T10">d</text:span><text:span text:style-name="T4">&gt;</text:span>CONTENT<text:span text:style-name="T4">&lt;/t</text:span><text:span text:style-name="T10">d</text:span><text:span text:style-name="T4">&gt;</text:span> <text:s/></text:p>
      <text:p text:style-name="P13"><text:tab/><text:tab/><text:tab/><text:span text:style-name="T4">&lt;t</text:span><text:span text:style-name="T10">d</text:span><text:span text:style-name="T4">&gt;</text:span>CONTENT<text:span text:style-name="T4">&lt;/t</text:span><text:span text:style-name="T10">d</text:span><text:span text:style-name="T4">&gt;<text:tab/></text:span><text:tab/></text:p>
      <text:p text:style-name="P13"><text:tab/><text:tab/><text:span text:style-name="T4"> &lt;/tr&gt;</text:span></text:p>
      <text:p text:style-name="P12"><text:tab/><text:span text:style-name="T4">&lt;/table&gt;</text:span></text:p>
      <text:p text:style-name="P9"/>
      <text:p text:style-name="P15">to add color to any object:</text:p>
      <text:p text:style-name="P15"><text:tab/>&lt;p <text:span text:style-name="T4">style=”STYLEATTRIBUTE”</text:span>&gt;</text:p>
      <text:p text:style-name="P15"><text:tab/><text:tab/>CONTENT</text:p>
      <text:p text:style-name="P15"><text:tab/>&lt;/p&gt;</text:p>
      <text:p text:style-name="P9"/>
      <text:p text:style-name="P15">to add markup to a portion of a document (to perform manipulation on a section of text):</text:p>
      <text:p text:style-name="P15"><text:tab/>&lt;p&gt;</text:p>
      <text:p text:style-name="P15"><text:tab/><text:span text:style-name="T4">&lt;span&gt;</text:span>CONTENT CONTENT CONTENT.<text:span text:style-name="T4">&lt;/span&gt;</text:span> CONTENT CONTENT CONTENT</text:p>
      <text:p text:style-name="P15"><text:tab/>&lt;/p&gt;</text:p>
      <text:p text:style-name="P9"/>
      <text:p text:style-name="P16"><text:soft-page-break/>define a division of a document:</text:p>
      <text:p text:style-name="P16"><text:tab/><text:span text:style-name="T4">&lt;div ATTRIBUTES&gt;</text:span></text:p>
      <text:p text:style-name="P16"><text:tab/><text:tab/>&lt;p&gt;CONTENT&lt;/p&gt;</text:p>
      <text:p text:style-name="P16"><text:tab/><text:tab/>&lt;h1&gt;CONTENT&lt;/p&gt;</text:p>
      <text:p text:style-name="P16"><text:tab/><text:span text:style-name="T4">&lt;/div&gt;</text:span></text:p>
      <text:p text:style-name="P9"/>
      <text:p text:style-name="P16">meta elements – data about data- will be implemented in the <text:span text:style-name="T4">head section</text:span></text:p>
      <text:p text:style-name="P16">by using meta data we can tell the browser information about our website</text:p>
      <text:p text:style-name="P16"><text:tab/><text:span text:style-name="T4">&lt;meta&gt;</text:span></text:p>
      <text:p text:style-name="P16">example <text:tab/><text:tab/><text:span text:style-name="T4">&lt;meta name=</text:span>”CONTENT” <text:span text:style-name="T4">content</text:span>=”CONTENT”<text:span text:style-name="T4">&gt;</text:span></text:p>
      <text:p text:style-name="P16">for specific meta tags look meta tags and attributes</text:p>
      <text:p text:style-name="P16"/>
      <text:p text:style-name="P18">to imbed webpage within website:<text:tab/></text:p>
      <text:p text:style-name="P18"><text:tab/><text:span text:style-name="T4">&lt;iframe src=”</text:span><text:a xlink:type="simple" xlink:href="https://WEBSITEADDRESS/" text:style-name="Internet_20_link" text:visited-style-name="Visited_20_Internet_20_Link">https://WEBSITEADDRESS</text:a><text:span text:style-name="T4">” width=”</text:span>#<text:span text:style-name="T4">” height=”</text:span>#<text:span text:style-name="T4">”&gt;</text:span></text:p>
      <text:p text:style-name="P18">this method is majorly not in use because of hack vulnerabilities </text:p>
      <text:p text:style-name="P18">you can also use that function to imbed you own webpage within your webpage</text:p>
      <text:p text:style-name="P17"><text:tab/><text:span text:style-name="T17">&lt;iframe </text:span><text:span text:style-name="T11">src=”WEBPAGEURL”</text:span><text:span text:style-name="T17"> width=”#” height=”#”&gt;</text:span></text:p>
      <text:p text:style-name="P17"/>
      <text:p text:style-name="P19">buttons:</text:p>
      <text:p text:style-name="P19"><text:tab/>&lt;button&gt;CONTENT&lt;/button&gt;</text:p>
      <text:p text:style-name="P19">hyper link button:</text:p>
      <text:p text:style-name="P19"><text:tab/>&lt;a href=”https://WEBSITEADDRESS”&gt;</text:p>
      <text:p text:style-name="P19"><text:tab/><text:tab/>&lt;button&gt;CONTENT&lt;/button&gt;</text:p>
      <text:p text:style-name="P19"><text:tab/>&lt;/a&gt;</text:p>
      <text:p text:style-name="P19">add function to button:</text:p>
      <text:p text:style-name="P19"><text:tab/>&lt;button onclick=”JAVASCRIPT()”&gt; &lt;/button&gt;</text:p>
      <text:p text:style-name="P6"/>
      <text:p text:style-name="P20">filling a form:</text:p>
      <text:p text:style-name="P20"><text:tab/>&lt;form&gt;</text:p>
      <text:p text:style-name="P20"><text:tab/><text:tab/>&lt;label for=”XXXXX”&gt;YYYYY&lt;/lable&gt;</text:p>
      <text:p text:style-name="P20"><text:tab/><text:tab/>&lt;input type=”text” id=”XXXXX” name=”XXXXX” placeholder=”CONTENT”&gt;</text:p>
      <text:p text:style-name="P20"><text:tab/>&lt;/<text:span text:style-name="T18">form&gt;</text:span></text:p>
      <text:p text:style-name="P21">to control and change the data type, use the type attribute</text:p>
      <text:p text:style-name="P20">to know more about options in a form: look for form attributes</text:p>
      <text:p text:style-name="P21">some type attributes: text,reset,submit, password, email, tel, date, number, radio, checkbox, dropdown- select instead of type</text:p>
      <text:p text:style-name="P21">the name attributes assign a form to a group </text:p>
      <text:p text:style-name="P20"/>
      <text:p text:style-name="P20"/>
      <text:p text:style-name="P20"/>
      <text:p text:style-name="P20"/>
      <text:p text:style-name="P6">to mention or use class in css:<text:line-break/><text:tab/>OBJECTTYPE(p, h1, h2 etc).CLASSNAME</text:p>
      <text:p text:style-name="P6"/>
      <text:p text:style-name="P6"/>
      <text:p text:style-name="P6"/>
      <text:p text:style-name="P6"><text:soft-page-break/></text:p>
      <text:p text:style-name="P22">Three ways we can implement css in html </text:p>
      <text:p text:style-name="P22">-inline</text:p>
      <text:p text:style-name="P22"><text:tab/>- that means you will add styling to each object</text:p>
      <text:p text:style-name="P22"><text:tab/>-<text:span text:style-name="T13">example</text:span><text:span text:style-name="T19">: &lt;p style=”color:black”&gt;CONTENT&lt;/p&gt;</text:span></text:p>
      <text:p text:style-name="P22">-internal</text:p>
      <text:p text:style-name="P22"><text:tab/>- that means you will add style object at the head of the html file</text:p>
      <text:p text:style-name="P22"><text:tab/>-<text:span text:style-name="T19">example:<text:line-break/><text:tab/>&lt;head&gt;</text:span></text:p>
      <text:p text:style-name="P22"><text:tab/><text:tab/>&lt;<text:span text:style-name="T19">style&gt;</text:span></text:p>
      <text:p text:style-name="P22"><text:tab/><text:tab/><text:tab/><text:span text:style-name="T19">body{</text:span></text:p>
      <text:p text:style-name="P22"><text:tab/><text:tab/><text:tab/><text:tab/><text:span text:style-name="T19">STYLE_ATTRIBUTES;STYLE_ATTRIBUTES</text:span></text:p>
      <text:p text:style-name="P22"><text:tab/><text:tab/><text:tab/><text:span text:style-name="T19">}</text:span></text:p>
      <text:p text:style-name="P22"><text:tab/><text:tab/>&lt;/<text:span text:style-name="T19">style&gt;</text:span></text:p>
      <text:p text:style-name="P22"><text:tab/>&lt;/<text:span text:style-name="T19">head&gt;</text:span></text:p>
      <text:p text:style-name="P22">-external</text:p>
      <text:p text:style-name="P22"><text:tab/>- <text:span text:style-name="T19">that means you will add style that will be figured in a whole different file</text:span></text:p>
      <text:p text:style-name="P22"/>
      <text:p text:style-name="P23">to create styles using css and make coding more efficient we will use special id and classes for the objects on html, we will communicate with this these objects through our css file</text:p>
      <text:p text:style-name="P22"/>
      <text:p text:style-name="P23">to communicate add the following line on the head html</text:p>
      <text:p text:style-name="P28"/>
      <text:p text:style-name="P22"/>
      <text:p text:style-name="P27">to mention a class - .CLASSNAME</text:p>
      <text:p text:style-name="P27">to mention an id - #IDNAME</text:p>
      <text:p text:style-name="P23">after every css line we finish we add a ; mark</text:p>
      <text:p text:style-name="P22">-<text:span text:style-name="T20">fonts</text:span></text:p>
      <text:p text:style-name="P22"><text:tab/>-<text:span text:style-name="T20">for font change-</text:span></text:p>
      <text:p text:style-name="P22"><text:tab/>-<text:span text:style-name="T20">font-family: FONTNAME, NEXTFONTAVAILABLE;</text:span></text:p>
      <text:p text:style-name="P22"><text:tab/>-<text:span text:style-name="T20">font-style:</text:span></text:p>
      <text:p text:style-name="P22"><text:tab/>-<text:span text:style-name="T20">font-weight</text:span></text:p>
      <text:p text:style-name="P22"><text:tab/>-<text:span text:style-name="T20">font-decoration</text:span></text:p>
      <text:p text:style-name="P22"><text:tab/>-<text:span text:style-name="T20">fond-size: (px)</text:span></text:p>
      <text:p text:style-name="P22">-<text:span text:style-name="T20">border </text:span></text:p>
      <text:p text:style-name="P22"><text:tab/>-<text:span text:style-name="T20">border-style</text:span></text:p>
      <text:p text:style-name="P22"><text:tab/>-<text:span text:style-name="T20">border-width</text:span></text:p>
      <text:p text:style-name="P22"><text:tab/>-<text:span text:style-name="T20">border-color</text:span></text:p>
      <text:p text:style-name="P22"><text:tab/>-<text:span text:style-name="T20">border-radius</text:span></text:p>
      <text:p text:style-name="P22"><text:tab/>-<text:span text:style-name="T20">padding: (distance of inside content from the border)</text:span></text:p>
      <text:p text:style-name="P22">-<text:span text:style-name="T20">backgrounds</text:span></text:p>
      <text:p text:style-name="P22"><text:tab/>-<text:span text:style-name="T20">background-color</text:span></text:p>
      <text:p text:style-name="P22"><text:tab/>-<text:span text:style-name="T20">background: linear-gradient …..</text:span></text:p>
      <text:p text:style-name="P22"><text:tab/>-<text:span text:style-name="T20">background-repeat: no repeat;</text:span></text:p>
      <text:p text:style-name="P22"><text:tab/>-<text:span text:style-name="T20">background-attachment: fixed;</text:span></text:p>
      <text:p text:style-name="P22"><text:tab/>-<text:span text:style-name="T20">background-image: url(“RELATIVEPATH”)</text:span></text:p>
      <text:p text:style-name="P19"><text:soft-page-break/><text:tab/>-<text:span text:style-name="T20">background-position: center</text:span></text:p>
      <text:p text:style-name="P19"><text:tab/>-<text:span text:style-name="T20">background-size: cover</text:span></text:p>
      <text:p text:style-name="P23">-margin- space around element</text:p>
      <text:p text:style-name="P23"><text:tab/>-<text:span text:style-name="T21">top</text:span></text:p>
      <text:p text:style-name="P23"><text:tab/>-<text:span text:style-name="T21">left</text:span></text:p>
      <text:p text:style-name="P23"><text:tab/>-<text:span text:style-name="T21">bottom</text:span></text:p>
      <text:p text:style-name="P23"><text:tab/>-<text:span text:style-name="T21">right</text:span></text:p>
      <text:p text:style-name="P23"><text:tab/>-<text:span text:style-name="T21">to resize dynamically use % values</text:span></text:p>
      <text:p text:style-name="P23"><text:tab/>- <text:span text:style-name="T21">to stick the element to the right side – margin-left: auto;</text:span></text:p>
      <text:p text:style-name="P23"><text:tab/> <text:s text:c="2"/><text:span text:style-name="T21">and the opposite about left side</text:span></text:p>
      <text:p text:style-name="P23"><text:tab/> <text:s text:c="2"/><text:span text:style-name="T21">for center – set both to auto</text:span></text:p>
      <text:p text:style-name="P23">-<text:span text:style-name="T21">float- positions an element to the left or right side of a container</text:span></text:p>
      <text:p text:style-name="P23"><text:tab/>-<text:span text:style-name="T21">float: left</text:span></text:p>
      <text:p text:style-name="P23"><text:tab/><text:tab/>-<text:span text:style-name="T21">right</text:span></text:p>
      <text:p text:style-name="P23"><text:tab/>- <text:span text:style-name="T21">if you want elements to stop the floating</text:span></text:p>
      <text:p text:style-name="P23"><text:tab/><text:tab/>-<text:span text:style-name="T21">clear: left;</text:span></text:p>
      <text:p text:style-name="P23"><text:tab/><text:tab/><text:tab/>-<text:span text:style-name="T21">right</text:span></text:p>
      <text:p text:style-name="P23"><text:tab/><text:tab/><text:tab/>-<text:span text:style-name="T21">both</text:span></text:p>
      <text:p text:style-name="P23">-<text:span text:style-name="T21">positioning -<text:tab/></text:span></text:p>
      <text:p text:style-name="P23"><text:tab/>-<text:span text:style-name="T21">position: static/ relative (to top left corner)/ absolut(taken out of flow)/ </text:span><text:span text:style-name="T22">fixed (stay in position <text:tab/><text:tab/>of view port)/ sticky (sticks to lower or upper view port border as you scroll</text:span></text:p>
      <text:p text:style-name="P23">-<text:span text:style-name="T22">pseudo class</text:span></text:p>
      <text:p text:style-name="P23"><text:tab/>-<text:span text:style-name="T22">a keyword added to a selector that specifies a special state of the selected element(s)</text:span></text:p>
      <text:p text:style-name="P23"><text:tab/>-<text:span text:style-name="T22">a:link{STYLE}</text:span></text:p>
      <text:p text:style-name="P23"><text:tab/>-<text:span text:style-name="T22">a:visited{ }</text:span></text:p>
      <text:p text:style-name="P23"><text:tab/>-<text:span text:style-name="T22">a:hover{ }</text:span></text:p>
      <text:p text:style-name="P23"><text:tab/>-<text:span text:style-name="T22">a:active{ }</text:span></text:p>
      <text:p text:style-name="P23"><text:tab/>-<text:span text:style-name="T22">button:hover{ }</text:span></text:p>
      <text:p text:style-name="P23"><text:tab/>-<text:span text:style-name="T22">button:active{ }</text:span></text:p>
      <text:p text:style-name="P23"><text:tab/>-<text:span text:style-name="T22">li:nth-child(APPLYTO){ }</text:span></text:p>
      <text:p text:style-name="P23">-<text:span text:style-name="T22">shadows- </text:span></text:p>
      <text:p text:style-name="P23"><text:tab/>-<text:span text:style-name="T23">text shadows</text:span></text:p>
      <text:p text:style-name="P23"><text:tab/><text:tab/>-<text:span text:style-name="T23">text-shadow: xVal, yVal, spread(px) <text:s/>COLOR;</text:span></text:p>
      <text:p text:style-name="P23"><text:tab/>-<text:span text:style-name="T23">box shadows</text:span></text:p>
      <text:p text:style-name="P23"><text:tab/><text:tab/>-<text:span text:style-name="T23">box-shadow: xVal, yVal, spread (px) COLOR;</text:span></text:p>
      <text:p text:style-name="P23">-<text:span text:style-name="T23">transform-</text:span></text:p>
      <text:p text:style-name="P23"><text:tab/>-<text:span text:style-name="T23">transform:</text:span></text:p>
      <text:p text:style-name="P23"><text:tab/><text:tab/><text:span text:style-name="T23">translateX(px)</text:span></text:p>
      <text:p text:style-name="P23"><text:tab/><text:tab/><text:span text:style-name="T23">translateY(px)</text:span></text:p>
      <text:p text:style-name="P23"><text:tab/><text:tab/><text:span text:style-name="T23">translate(px, px)</text:span></text:p>
      <text:p text:style-name="P23"><text:tab/><text:tab/><text:span text:style-name="T23">rotateX(deg)</text:span></text:p>
      <text:p text:style-name="P23"><text:tab/><text:tab/><text:span text:style-name="T23">rotateY(deg)</text:span></text:p>
      <text:p text:style-name="P24"><text:tab/><text:tab/>rotateZ(deg)</text:p>
      <text:p text:style-name="P24"><text:tab/><text:tab/>scaleX(#)</text:p>
      <text:p text:style-name="P24"><text:tab/><text:tab/>scaleY(#)</text:p>
      <text:p text:style-name="P24"><text:tab/><text:tab/>scale(#, #)</text:p>
      <text:p text:style-name="P24"><text:soft-page-break/><text:tab/><text:tab/>skewX(deg)</text:p>
      <text:p text:style-name="P24"><text:tab/><text:tab/>skewY(deg)</text:p>
      <text:p text:style-name="P24"><text:tab/><text:tab/>skew(deg, deg)</text:p>
      <text:p text:style-name="P24"><text:tab/><text:tab/>matrix(scaleX, skewY, skewX, scaleY, translateX, translateY)</text:p>
      <text:p text:style-name="P24">-animations</text:p>
      <text:p text:style-name="P26"><text:tab/>-to define animation:</text:p>
      <text:p text:style-name="P26"><text:tab/><text:tab/>-animation: NAMEOFANIMATION</text:p>
      <text:p text:style-name="P26"><text:tab/><text:tab/>-animation-play-state: running;</text:p>
      <text:p text:style-name="P26"><text:tab/><text:tab/>-animation-iteration-count: infinite;</text:p>
      <text:p text:style-name="P26"><text:tab/><text:tab/>-animation-delay: (#s);</text:p>
      <text:p text:style-name="P26"><text:tab/><text:tab/>-animation-timing-function:ease-in/ease-out/ease/linear</text:p>
      <text:p text:style-name="P26"><text:tab/><text:tab/>-animation-duration: #s;</text:p>
      <text:p text:style-name="P26"><text:tab/><text:tab/>- To set all of this values at once:</text:p>
      <text:p text:style-name="P26"><text:tab/>animation: duration timing-function iteration-count play-state NAMEOFANIMATION</text:p>
      <text:p text:style-name="P24"><text:tab/><text:a xlink:type="simple" xlink:href="mailto:-@keyframes" text:style-name="Internet_20_link" text:visited-style-name="Visited_20_Internet_20_Link">-<text:span text:style-name="T24">@keyframes</text:span></text:a><text:span text:style-name="T24"> NAMEOFANIMATION{</text:span></text:p>
      <text:p text:style-name="P24"><text:tab/><text:tab/><text:span text:style-name="T25">ANIMATION-KEYOWRDS</text:span></text:p>
      <text:p text:style-name="P24"><text:tab/><text:span text:style-name="T24">}</text:span></text:p>
      <text:p text:style-name="P24"><text:tab/><text:span text:style-name="T24">keyframs keywords-</text:span></text:p>
      <text:p text:style-name="P24"><text:tab/>-<text:span text:style-name="T24">from{margin-left: 100%;}</text:span></text:p>
      <text:p text:style-name="P24"><text:tab/> <text:s/><text:span text:style-name="T24">to{margin-left: 0%;}</text:span></text:p>
      <text:p text:style-name="P24"><text:tab/>-<text:span text:style-name="T25">100%{transform: rotateX(360deg)}</text:span></text:p>
      <text:p text:style-name="P24"><text:tab/></text:p>
      <text:p text:style-name="P24">-<text:span text:style-name="T26">center- to center elements:</text:span></text:p>
      <text:p text:style-name="P25"><text:tab/>-display: flex;</text:p>
      <text:p text:style-name="P25"><text:s text:c="2"/><text:tab/> <text:s/>justify-content: center; </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Corbel" svg:font-family="Corbel" style:font-family-generic="swiss" style:font-pitch="variable"/>
    <style:font-face style:name="David CLM" svg:font-family="'David CLM'"/>
    <style:font-face style:name="David CLM1" svg:font-family="'David CLM'"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Nachlieli CLM" svg:font-family="'Nachlieli CLM'"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David CLM1" style:font-size-complex="12pt" style:language-complex="he" style:country-complex="IL"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Nachlieli CLM" style:font-family-complex="'Nachlieli CLM'"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avid CLM" style:font-family-complex="'David CLM'"/>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avid CLM" style:font-family-complex="'David CLM'"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avid CLM" style:font-family-complex="'David CLM'"/>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0-22T10:31:51.621000000</meta:creation-date>
    <meta:editing-duration>PT1H22M11S</meta:editing-duration>
    <meta:editing-cycles>9</meta:editing-cycles>
    <meta:generator>LibreOffice/24.2.4.2$Windows_X86_64 LibreOffice_project/51a6219feb6075d9a4c46691dcfe0cd9c4fff3c2</meta:generator>
    <dc:date>2024-10-31T14:22:18.659000000</dc:date>
    <meta:document-statistic meta:table-count="0" meta:image-count="0" meta:object-count="0" meta:page-count="6" meta:paragraph-count="208" meta:word-count="793" meta:character-count="6219" meta:non-whitespace-character-count="5382"/>
  </office:meta>
</office:document-meta>
</file>